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033E46C97F6.png" manifest:media-type="image/png"/>
  <manifest:file-entry manifest:full-path="Pictures/10000001000001F60000023BCD9BE506.png" manifest:media-type="image/png"/>
  <manifest:file-entry manifest:full-path="Pictures/100000010000022E00000112B45C5676.png" manifest:media-type="image/png"/>
  <manifest:file-entry manifest:full-path="Pictures/1000000100000166000000A44592B227.png" manifest:media-type="image/png"/>
  <manifest:file-entry manifest:full-path="Pictures/10000001000002280000017A2B117539.png" manifest:media-type="image/png"/>
  <manifest:file-entry manifest:full-path="Pictures/10000001000002300000012A1BFB9182.png" manifest:media-type="image/png"/>
  <manifest:file-entry manifest:full-path="Pictures/100000010000017F00000075CA623FA9.png" manifest:media-type="image/png"/>
  <manifest:file-entry manifest:full-path="Pictures/100000010000029C0000011C5A49B20D.png" manifest:media-type="image/png"/>
  <manifest:file-entry manifest:full-path="Pictures/1000000100000203000000B01635761C.png" manifest:media-type="image/png"/>
  <manifest:file-entry manifest:full-path="Pictures/10000001000003930000027207271F8F.png" manifest:media-type="image/png"/>
  <manifest:file-entry manifest:full-path="Pictures/10000001000001230000002F4257067D.png" manifest:media-type="image/png"/>
  <manifest:file-entry manifest:full-path="Pictures/100000010000016D000000955F876E2A.png" manifest:media-type="image/png"/>
  <manifest:file-entry manifest:full-path="Pictures/10000001000002CB000000CB754FAA4B.png" manifest:media-type="image/png"/>
  <manifest:file-entry manifest:full-path="Pictures/100000010000013A000000E565B0AD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08b" officeooo:paragraph-rsid="0015108b"/>
    </style:style>
    <style:style style:name="P2" style:family="paragraph" style:parent-style-name="Standard">
      <style:text-properties officeooo:rsid="001770f3" officeooo:paragraph-rsid="001770f3"/>
    </style:style>
    <style:style style:name="P3" style:family="paragraph" style:parent-style-name="Standard">
      <style:text-properties officeooo:rsid="00188fa7" officeooo:paragraph-rsid="00188fa7"/>
    </style:style>
    <style:style style:name="P4" style:family="paragraph" style:parent-style-name="Standard">
      <style:text-properties officeooo:rsid="001d1eec" officeooo:paragraph-rsid="001d1eec"/>
    </style:style>
    <style:style style:name="P5" style:family="paragraph" style:parent-style-name="Standard">
      <style:text-properties officeooo:rsid="001d3910" officeooo:paragraph-rsid="001d3910"/>
    </style:style>
    <style:style style:name="P6" style:family="paragraph" style:parent-style-name="Standard">
      <style:text-properties officeooo:rsid="00206dd8" officeooo:paragraph-rsid="00206d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1" draw:name="Imagen2" text:anchor-type="char" svg:x="0.086cm" svg:y="0.164cm" svg:width="13.284cm" svg:height="15.109cm" draw:z-index="1"><draw:image xlink:href="Pictures/10000001000001F60000023BCD9BE5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x="0.086cm" svg:y="0.18cm" svg:width="14.607cm" svg:height="10.001cm" draw:z-index="0"><draw:image xlink:href="Pictures/10000001000002280000017A2B1175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</text:p>
      <text:p text:style-name="P2"><draw:frame draw:style-name="fr1" draw:name="Imagen3" text:anchor-type="char" svg:x="0.007cm" svg:y="0.064cm" svg:width="14.818cm" svg:height="7.885cm" draw:z-index="2"><draw:image xlink:href="Pictures/10000001000002300000012A1BFB91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0.007cm" svg:y="0.157cm" svg:width="9.474cm" svg:height="4.339cm" draw:z-index="5"><draw:image xlink:href="Pictures/1000000100000166000000A44592B2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><draw:frame draw:style-name="fr1" draw:name="Imagen4" text:anchor-type="char" svg:x="0.007cm" svg:y="0.113cm" svg:width="10.134cm" svg:height="3.096cm" draw:z-index="3"><draw:image xlink:href="Pictures/100000010000017F00000075CA623FA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><draw:frame draw:style-name="fr1" draw:name="Imagen5" text:anchor-type="char" svg:x="0cm" svg:y="0.016cm" svg:width="17cm" svg:height="7.227cm" draw:z-index="4"><draw:image xlink:href="Pictures/100000010000029C0000011C5A49B20D.png" xlink:type="simple" xlink:show="embed" xlink:actuate="onLoad" draw:mime-type="image/png"/></draw:frame><draw:frame draw:style-name="fr1" draw:name="Imagen7" text:anchor-type="char" svg:x="0cm" svg:y="7.241cm" svg:width="13.628cm" svg:height="4.657cm" draw:z-index="6"><draw:image xlink:href="Pictures/1000000100000203000000B01635761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4.</text:p>
      <text:p text:style-name="P3"><draw:frame draw:style-name="fr1" draw:name="Imagen8" text:anchor-type="char" svg:x="0cm" svg:y="0.272cm" svg:width="14.766cm" svg:height="7.25cm" draw:z-index="7"><draw:image xlink:href="Pictures/100000010000022E00000112B45C56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5.</text:p>
      <text:p text:style-name="P4"><draw:frame draw:style-name="fr1" draw:name="Imagen9" text:anchor-type="char" svg:x="0cm" svg:y="0.259cm" svg:width="17cm" svg:height="11.631cm" draw:z-index="8"><draw:image xlink:href="Pictures/10000001000003930000027207271F8F.png" xlink:type="simple" xlink:show="embed" xlink:actuate="onLoad" draw:mime-type="image/png"/></draw:frame><draw:frame draw:style-name="fr1" draw:name="Imagen10" text:anchor-type="char" svg:x="0cm" svg:y="11.889cm" svg:width="9.657cm" svg:height="3.942cm" draw:z-index="9"><draw:image xlink:href="Pictures/100000010000016D000000955F876E2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6.</text:p>
      <text:p text:style-name="P5"><draw:frame draw:style-name="fr1" draw:name="Imagen11" text:anchor-type="char" svg:x="0cm" svg:y="0.09cm" svg:width="17cm" svg:height="4.826cm" draw:z-index="10"><draw:image xlink:href="Pictures/10000001000002CB000000CB754FAA4B.png" xlink:type="simple" xlink:show="embed" xlink:actuate="onLoad" draw:mime-type="image/png"/></draw:frame></text:p>
      <text:p text:style-name="P6">7.</text:p>
      <text:p text:style-name="P6"><draw:frame draw:style-name="fr1" draw:name="Imagen12" text:anchor-type="char" svg:x="0.021cm" svg:y="0.235cm" svg:width="7.699cm" svg:height="1.244cm" draw:z-index="11"><draw:image xlink:href="Pictures/10000001000001230000002F4257067D.png" xlink:type="simple" xlink:show="embed" xlink:actuate="onLoad" draw:mime-type="image/png"/></draw:frame></text:p>
      <text:p text:style-name="P6"/>
      <text:p text:style-name="P6"/>
      <text:p text:style-name="P6"><draw:frame draw:style-name="fr1" draw:name="Imagen13" text:anchor-type="char" svg:x="0.021cm" svg:y="0.016cm" svg:width="8.31cm" svg:height="6.059cm" draw:z-index="12"><draw:image xlink:href="Pictures/100000010000013A000000E565B0AD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</text:p>
      <text:p text:style-name="P6"><draw:frame draw:style-name="fr1" draw:name="Imagen14" text:anchor-type="char" svg:x="-0.019cm" svg:y="0cm" svg:width="7.144cm" svg:height="1.349cm" draw:z-index="13"><draw:image xlink:href="Pictures/100000010000010E00000033E46C97F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20:15:02.876207900</meta:creation-date>
    <dc:date>2025-10-31T19:54:37.475448100</dc:date>
    <meta:editing-duration>PT35M39S</meta:editing-duration>
    <meta:editing-cycles>13</meta:editing-cycles>
    <meta:generator>LibreOffice/25.2.6.2$Windows_X86_64 LibreOffice_project/729c5bfe710f5eb71ed3bbde9e06a6065e9c6c5d</meta:generator>
    <meta:document-statistic meta:table-count="0" meta:image-count="14" meta:object-count="0" meta:page-count="5" meta:paragraph-count="8" meta:word-count="8" meta:character-count="16" meta:non-whitespace-character-count="16"/>
  </office:meta>
</office:document-meta>
</file>